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d61d" officeooo:paragraph-rsid="0012d61d"/>
    </style:style>
    <style:style style:name="P2" style:family="paragraph" style:parent-style-name="Standard">
      <style:text-properties officeooo:rsid="00130905" officeooo:paragraph-rsid="0012d61d"/>
    </style:style>
    <style:style style:name="P3" style:family="paragraph" style:parent-style-name="Standard">
      <style:text-properties officeooo:rsid="00154c11" officeooo:paragraph-rsid="00154c11"/>
    </style:style>
    <style:style style:name="T1" style:family="text">
      <style:text-properties officeooo:rsid="00154c1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cussion</text:p>
      <text:p text:style-name="P1"/>
      <text:p text:style-name="P1">1. How to reduce simulation time???</text:p>
      <text:p text:style-name="P2">→ <text:span text:style-name="T1">Save the target position before throwing → Takes a lot of time</text:span></text:p>
      <text:p text:style-name="P2"/>
      <text:p text:style-name="P2"/>
      <text:p text:style-name="P3">2. Baseball</text:p>
      <text:p text:style-name="P3">2.1 Throw the ball in a target speed using Trajectory Optimization</text:p>
      <text:p text:style-name="P3">2.2 4-sim fast ball???</text:p>
      <text:p text:style-name="P3">2.3. Aero dynamics???</text:p>
      <text:p text:style-name="P3"/>
      <text:p text:style-name="P3">3. Making a controller using TO and RL → Throw and catch??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6:58:57.614384623</meta:creation-date>
    <meta:editing-duration>P1DT18H46M2S</meta:editing-duration>
    <meta:editing-cycles>3</meta:editing-cycles>
    <meta:generator>LibreOffice/5.1.6.2$Linux_X86_64 LibreOffice_project/10m0$Build-2</meta:generator>
    <dc:date>2019-05-20T21:34:39.044781058</dc:date>
    <meta:document-statistic meta:table-count="0" meta:image-count="0" meta:object-count="0" meta:page-count="1" meta:paragraph-count="8" meta:word-count="52" meta:character-count="288" meta:non-whitespace-character-count="244"/>
  </office:meta>
</office:document-meta>
</file>